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officeooo:rsid="00199174" officeooo:paragraph-rsid="000f1ac8"/>
    </style:style>
    <style:style style:name="P2" style:family="paragraph" style:parent-style-name="Standard">
      <style:paragraph-properties fo:text-align="center" style:justify-single-word="false"/>
      <style:text-properties style:font-name="Arial" fo:language="en" fo:country="US" fo:font-weight="bold" officeooo:rsid="00199174" officeooo:paragraph-rsid="000f1ac8" style:font-weight-asian="bold" style:font-weight-complex="bold"/>
    </style:style>
    <style:style style:name="P3" style:family="paragraph" style:parent-style-name="Standard">
      <style:text-properties style:font-name="Arial" fo:language="en" fo:country="US" fo:font-weight="bold" officeooo:rsid="00199174" officeooo:paragraph-rsid="000f1ac8" style:font-weight-asian="bold" style:font-weight-complex="bold"/>
    </style:style>
    <style:style style:name="P4" style:family="paragraph" style:parent-style-name="Standard">
      <style:text-properties style:font-name="Arial" fo:language="en" fo:country="US" fo:font-weight="bold" officeooo:rsid="00109219" officeooo:paragraph-rsid="00109219" style:font-weight-asian="bold" style:font-weight-complex="bold"/>
    </style:style>
    <style:style style:name="P5" style:family="paragraph" style:parent-style-name="Standard">
      <style:text-properties style:font-name="Arial" fo:language="en" fo:country="US" fo:font-weight="bold" officeooo:rsid="0015d5cd" officeooo:paragraph-rsid="0015d5cd" style:font-weight-asian="bold" style:font-weight-complex="bold"/>
    </style:style>
    <style:style style:name="P6" style:family="paragraph" style:parent-style-name="Standard">
      <style:text-properties style:font-name="Arial" fo:language="en" fo:country="US" officeooo:rsid="00109219" officeooo:paragraph-rsid="00109219"/>
    </style:style>
    <style:style style:name="P7" style:family="paragraph" style:parent-style-name="Standard">
      <style:text-properties style:font-name="Arial" fo:language="en" fo:country="US" officeooo:rsid="00109219" officeooo:paragraph-rsid="0013ea1a"/>
    </style:style>
    <style:style style:name="P8" style:family="paragraph" style:parent-style-name="Standard">
      <style:text-properties style:font-name="Arial" fo:language="en" fo:country="US" officeooo:rsid="00109219" officeooo:paragraph-rsid="00158fc4"/>
    </style:style>
    <style:style style:name="P9" style:family="paragraph" style:parent-style-name="Standard">
      <style:text-properties style:font-name="Arial" fo:language="en" fo:country="US" officeooo:rsid="0012648b" officeooo:paragraph-rsid="0012648b"/>
    </style:style>
    <style:style style:name="P10" style:family="paragraph" style:parent-style-name="Standard">
      <style:text-properties style:font-name="Arial" fo:language="en" fo:country="US" officeooo:rsid="0012648b" officeooo:paragraph-rsid="0013ea1a"/>
    </style:style>
    <style:style style:name="P11" style:family="paragraph" style:parent-style-name="Standard">
      <style:text-properties style:font-name="Arial" fo:language="en" fo:country="US" officeooo:rsid="0012648b" officeooo:paragraph-rsid="00158fc4"/>
    </style:style>
    <style:style style:name="P12" style:family="paragraph" style:parent-style-name="Standard">
      <style:text-properties style:font-name="Arial" fo:language="en" fo:country="US" officeooo:rsid="00158fc4" officeooo:paragraph-rsid="00158fc4"/>
    </style:style>
    <style:style style:name="P13" style:family="paragraph" style:parent-style-name="Standard">
      <style:text-properties style:font-name="Arial" fo:language="en" fo:country="US" officeooo:rsid="0015d5cd" officeooo:paragraph-rsid="0015d5cd"/>
    </style:style>
    <style:style style:name="P14" style:family="paragraph" style:parent-style-name="Standard">
      <style:text-properties style:font-name="Arial" fo:language="en" fo:country="US" officeooo:rsid="0016ab95" officeooo:paragraph-rsid="0016ab95"/>
    </style:style>
    <style:style style:name="P15" style:family="paragraph" style:parent-style-name="Standard">
      <style:text-properties style:font-name="Arial" fo:language="en" fo:country="US" officeooo:rsid="00195456" officeooo:paragraph-rsid="00195456"/>
    </style:style>
    <style:style style:name="P16" style:family="paragraph" style:parent-style-name="Standard">
      <style:text-properties style:font-name="Arial" fo:language="en" fo:country="US" officeooo:rsid="001ef995" officeooo:paragraph-rsid="00195456"/>
    </style:style>
    <style:style style:name="P17" style:family="paragraph" style:parent-style-name="Standard">
      <style:text-properties style:font-name="Arial" fo:language="en" fo:country="US" officeooo:rsid="002161f6" officeooo:paragraph-rsid="00195456"/>
    </style:style>
    <style:style style:name="P18" style:family="paragraph" style:parent-style-name="Standard">
      <style:text-properties style:font-name="Arial" fo:language="en" fo:country="US" officeooo:rsid="001d3f5a" officeooo:paragraph-rsid="00195456"/>
    </style:style>
    <style:style style:name="P19" style:family="paragraph" style:parent-style-name="Standard">
      <style:paragraph-properties fo:text-align="center" style:justify-single-word="false"/>
      <style:text-properties style:font-name="Arial" fo:font-size="20pt" fo:language="en" fo:country="US" fo:font-weight="bold" officeooo:rsid="00199174" officeooo:paragraph-rsid="000f1ac8" style:font-size-asian="20pt" style:font-weight-asian="bold" style:font-size-complex="20pt" style:font-weight-complex="bold"/>
    </style:style>
    <style:style style:name="P20" style:family="paragraph" style:parent-style-name="Standard">
      <style:paragraph-properties fo:break-before="page"/>
      <style:text-properties style:font-name="Arial" fo:language="en" fo:country="US" fo:font-weight="bold" officeooo:rsid="00109219" officeooo:paragraph-rsid="00158fc4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Arial" fo:language="en" fo:country="US" fo:font-weight="bold" officeooo:rsid="001d3f5a" officeooo:paragraph-rsid="00195456" style:font-weight-asian="bold" style:font-weight-complex="bold"/>
    </style:style>
    <style:style style:name="P22" style:family="paragraph" style:parent-style-name="Standard">
      <style:text-properties style:font-name="Arial" fo:language="en" fo:country="US" fo:font-weight="normal" officeooo:rsid="00195456" officeooo:paragraph-rsid="00195456" style:font-weight-asian="normal" style:font-weight-complex="normal"/>
    </style:style>
    <style:style style:name="P23" style:family="paragraph" style:parent-style-name="Standard">
      <style:text-properties style:font-name="Arial" fo:language="en" fo:country="US" fo:font-weight="normal" officeooo:rsid="0019dfae" officeooo:paragraph-rsid="0019dfae" style:font-weight-asian="normal" style:font-weight-complex="normal"/>
    </style:style>
    <style:style style:name="P24" style:family="paragraph" style:parent-style-name="Standard">
      <style:text-properties style:font-name="Arial" fo:language="en" fo:country="US" officeooo:rsid="0019dfae" officeooo:paragraph-rsid="0019dfae"/>
    </style:style>
    <style:style style:name="P25" style:family="paragraph" style:parent-style-name="Standard">
      <style:text-properties style:font-name="Arial" fo:language="en" fo:country="US" officeooo:rsid="001d3f5a" officeooo:paragraph-rsid="00195456"/>
    </style:style>
    <style:style style:name="P26" style:family="paragraph">
      <loext:graphic-properties draw:fill="solid" draw:fill-color="#ffffff" draw:opacity="0%"/>
    </style:style>
    <style:style style:name="T1" style:family="text">
      <style:text-properties officeooo:rsid="000f1ac8"/>
    </style:style>
    <style:style style:name="T2" style:family="text">
      <style:text-properties officeooo:rsid="00109219"/>
    </style:style>
    <style:style style:name="T3" style:family="text">
      <style:text-properties officeooo:rsid="0012648b"/>
    </style:style>
    <style:style style:name="T4" style:family="text">
      <style:text-properties officeooo:rsid="0013ea1a"/>
    </style:style>
    <style:style style:name="T5" style:family="text">
      <style:text-properties officeooo:rsid="00158fc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ea1a" style:font-weight-asian="bold" style:font-weight-complex="bold"/>
    </style:style>
    <style:style style:name="T8" style:family="text">
      <style:text-properties officeooo:rsid="0015d5cd"/>
    </style:style>
    <style:style style:name="T9" style:family="text">
      <style:text-properties officeooo:rsid="00195456"/>
    </style:style>
    <style:style style:name="T10" style:family="text">
      <style:text-properties officeooo:rsid="001ef99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9febe"/>
    </style:style>
    <style:style style:name="gr1" style:family="graphic">
      <style:graphic-properties svg:stroke-color="#000000" draw:fill="solid" draw:fill-color="#ffffff" draw:opacity="0%" draw:textarea-horizontal-align="justify" draw:textarea-vertical-align="middle" draw:auto-grow-height="false" fo:min-height="1.5417in" fo:min-width="6.1457in" draw:shadow-offset-x="0.1201in" draw:shadow-offset-y="0.1201in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PSC 240 <text:s/>Fall 2019</text:p>
      <text:p text:style-name="P2">Assignment <text:span text:style-name="T1">2</text:span></text:p>
      <text:p text:style-name="P1"/>
      <text:p text:style-name="P1"/>
      <text:p text:style-name="P3">Make a program</text:p>
      <text:p text:style-name="P1"/>
      <text:p text:style-name="P1">Create an X86 program that does the following:</text:p>
      <text:p text:style-name="P1"/>
      <text:p text:style-name="P1"><text:tab/><text:span text:style-name="T2">= The driver is written in C language (C++ not accepted in this case)</text:span></text:p>
      <text:p text:style-name="P1"><text:tab/><text:span text:style-name="T2">= The driver calls a X86 function</text:span></text:p>
      <text:p text:style-name="P1"><text:tab/><text:span text:style-name="T2">= The X86 function inputs two long integers</text:span></text:p>
      <text:p text:style-name="P1"><text:tab/><text:span text:style-name="T2">= The X86 function computes the quotient and remainder of the two integers</text:span></text:p>
      <text:p text:style-name="P1"><text:tab/><text:span text:style-name="T2">= The X86 function outputs the results in a format shown below.</text:span></text:p>
      <text:p text:style-name="P1"><text:tab/><text:span text:style-name="T2">= The remainder is returned to the caller program.</text:span></text:p>
      <text:p text:style-name="P1"><text:tab/><text:span text:style-name="T2">= The caller says good-bye.</text:span></text:p>
      <text:p text:style-name="P1"/>
      <text:p text:style-name="P1"/>
      <text:p text:style-name="P4">Sample output <text:span text:style-name="T3">1</text:span></text:p>
      <text:p text:style-name="P6"/>
      <text:p text:style-name="P6">This is Assignment 2 programmed by Jennifer Gutierrez</text:p>
      <text:p text:style-name="P6">I really like this open source programming.</text:p>
      <text:p text:style-name="P6"/>
      <text:p text:style-name="P9">The X86 program has begun</text:p>
      <text:p text:style-name="P9">Please enter the first integer and press enter: <text:s/>19</text:p>
      <text:p text:style-name="P9">Please enter the second integer and press enter: <text:s/>6</text:p>
      <text:p text:style-name="P9">Thank you.</text:p>
      <text:p text:style-name="P9">The quotient of 19 divided by 6 is 3 with remainder 1</text:p>
      <text:p text:style-name="P9">The remainder is clearly positive.</text:p>
      <text:p text:style-name="P9">The remainder will be returned to the caller program. <text:s/>Have a nice day.</text:p>
      <text:p text:style-name="P9"/>
      <text:p text:style-name="P9">The main driver received this number: 1</text:p>
      <text:p text:style-name="P9">Next the main will return 0 to the operating system. <text:s/>Bye</text:p>
      <text:p text:style-name="P9"/>
      <text:p text:style-name="P9"/>
      <text:p text:style-name="P7"><text:span text:style-name="T6">Sample output </text:span><text:span text:style-name="T7">2</text:span></text:p>
      <text:p text:style-name="P6"/>
      <text:p text:style-name="P7">This is Assignment 2 programmed by <text:span text:style-name="T4">Tommy Wang</text:span></text:p>
      <text:p text:style-name="P7">I <text:span text:style-name="T4">haven’t got the hang of this open source programming yet, but I am still trying.</text:span></text:p>
      <text:p text:style-name="P7"/>
      <text:p text:style-name="P10">The X86 program has begun</text:p>
      <text:p text:style-name="P10">Please enter the first integer and press enter: <text:s/>1<text:span text:style-name="T5">43</text:span></text:p>
      <text:p text:style-name="P10">Please enter the second integer and press enter: <text:s/><text:span text:style-name="T5">0</text:span></text:p>
      <text:p text:style-name="P12">Sorry: we do not handle zero here at Ubuntu dot com.</text:p>
      <text:p text:style-name="P12">Please run this program again.</text:p>
      <text:p text:style-name="P10"><text:span text:style-name="T5">Negative 1</text:span> will be returned to the caller program. <text:s/>Have a nice day.</text:p>
      <text:p text:style-name="P10"/>
      <text:p text:style-name="P10">The main driver received this number: <text:s/>-1</text:p>
      <text:p text:style-name="P10">Next the main will return 0 to the operating system. <text:s/>Bye</text:p>
      <text:p text:style-name="P20">Sample output <text:span text:style-name="T5">3</text:span></text:p>
      <text:p text:style-name="P8"/>
      <text:p text:style-name="P8">This is Assignment 2 programmed by J<text:span text:style-name="T5">uan</text:span> <text:span text:style-name="T5">Diego</text:span></text:p>
      <text:p text:style-name="P12">I will work to pass this course but after that I’m using source proprietary programs only.</text:p>
      <text:p text:style-name="P8"><draw:custom-shape text:anchor-type="paragraph" draw:z-index="0" draw:name="Shape1" draw:style-name="gr1" draw:text-style-name="P26" svg:width="6.1461in" svg:height="1.5421in" svg:x="-0.0689in" svg:y="0.0929in"><text:p/><draw:enhanced-geometry svg:viewBox="0 0 21600 21600" draw:type="rectangle" draw:enhanced-path="M 0 0 L 21600 0 21600 21600 0 21600 0 0 Z N"/></draw:custom-shape></text:p>
      <text:p text:style-name="P11">The X86 program has begun</text:p>
      <text:p text:style-name="P11">Please enter the first integer and press enter: <text:s/>-<text:span text:style-name="T5">182</text:span></text:p>
      <text:p text:style-name="P11">Please enter the second integer and press enter: <text:s/><text:span text:style-name="T5">12</text:span></text:p>
      <text:p text:style-name="P11">Thank you.</text:p>
      <text:p text:style-name="P11">The quotient of -<text:span text:style-name="T5">182</text:span> divided by <text:span text:style-name="T5">12</text:span> is -<text:span text:style-name="T8">15</text:span> with remainder <text:span text:style-name="T8">equal to -2</text:span></text:p>
      <text:p text:style-name="P13">The remainder is negative.</text:p>
      <text:p text:style-name="P11">The remainder will be returned to the caller program. <text:s/>Have a nice day.</text:p>
      <text:p text:style-name="P11"/>
      <text:p text:style-name="P11">The main driver received this number: -<text:span text:style-name="T8">2</text:span></text:p>
      <text:p text:style-name="P11">Next the main will return 0 to the operating system. <text:s/>Bye</text:p>
      <text:p text:style-name="P11"/>
      <text:p text:style-name="P11"/>
      <text:p text:style-name="P11"/>
      <text:p text:style-name="P5">Notes</text:p>
      <text:p text:style-name="P13"/>
      <text:p text:style-name="P14">You are free to modify the second line of output according to your own feelings.</text:p>
      <text:p text:style-name="P14"/>
      <text:p text:style-name="P14">Obviously, you should replace the student name in the sample output with your own name.</text:p>
      <text:p text:style-name="P14"/>
      <text:p text:style-name="P14">Make a bash script file that will compile and execute this program.</text:p>
      <text:p text:style-name="P14"/>
      <text:p text:style-name="P15">There was a section in Assignment 1 called “Other Important Things”. <text:s/>Those important things still apply. <text:s text:c="2"/>Download a new copy of Assignment 1 if you forgot.</text:p>
      <text:p text:style-name="P22"/>
      <text:p text:style-name="P22"/>
      <text:p text:style-name="P23">When the program is fully function test it with a variety of inputs. <text:s/>Test it with inputs of 0, positive integers, negative integers, mixed sets of positive and negative integers. <text:s/>Test it with integers greater than 4.5 billion and other integers less than -4.5 billion.</text:p>
      <text:p text:style-name="P21">When you are done</text:p>
      <text:p text:style-name="P17"/>
      <text:p text:style-name="P24">You options are the following.</text:p>
      <text:p text:style-name="P24"/>
      <text:p text:style-name="P24">1. <text:s/>You may keep your program in your computer for future use, and tell nobody about it.</text:p>
      <text:p text:style-name="P24"/>
      <text:p text:style-name="P24">2. <text:s/>You may start your program in the classroom during the lab hour, get my attention, I will go to where you are, and I’ll watch you demonstrate your program. <text:s text:c="2"/>I will tell you my opinion of the quality of your program.</text:p>
      <text:p text:style-name="P24"/>
      <text:p text:style-name="P24">3. <text:s/>You may email to me the source files of your program. <text:s/>I will test your program on an Xubuntu 19.4 machine. <text:s text:c="2"/>I will email back to you an evaluation of your program along with a numeric score.</text:p>
      <text:p text:style-name="P24"/>
      <text:p text:style-name="P24">Don’t email me broken code. <text:s/>It is better to discuss fixing code during the lab portion of the class meeting.</text:p>
      <text:p text:style-name="P18"/>
      <text:p text:style-name="P18">Email: <text:s text:c="2"/>holliday@fullerton.edu</text:p>
      <text:p text:style-name="P18"/>
      <text:p text:style-name="P18"/>
      <text:p text:style-name="P16">Due: September <text:span text:style-name="T9">16</text:span>, 2019</text:p>
      <text:p text:style-name="P16"/>
      <text:p text:style-name="P16"/>
      <text:p text:style-name="P15">If you finish by the date given above then be assured that you are <text:span text:style-name="T12">fully caught up with the progress of this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6:28:11.687806803</meta:creation-date>
    <dc:date>2019-09-03T06:44:48.788569536</dc:date>
    <meta:editing-duration>PT51M51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61" meta:word-count="643" meta:character-count="3525" meta:non-whitespace-character-count="2906"/>
  </office:meta>
</office:document-meta>
</file>